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s" svg:font-family="os, 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1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e es el Docker?</text:p>
      <text:p text:style-name="P1"/>
      <text:p text:style-name="P1">Es un software de código abierto utilizado para desplegar aplicaciones dentro de contenedores virtuales, permitiendo ejecutar estas aplicaciones independientemente del entorno en el que se encuentren.</text:p>
      <text:p text:style-name="P1"/>
      <text:p text:style-name="P1">Origen del docker</text:p>
      <text:p text:style-name="P1"/>
      <text:p text:style-name="P1">Comenzó como un proyecto interno dentro dotCloud,​ empresa enfocado a una plataforma como un servicio (PaaS). <text:s/>La idea principal era proporcionar una plataforma de contenedores ligera y portátil que facilitara la implementación de aplicaciones.</text:p>
      <text:p text:style-name="P1">En junio de 2014 se lanzó la primera versión estable.</text:p>
      <text:p text:style-name="P1"/>
      <text:p text:style-name="P1">¿Que problema intenta resolver Docker en el desarrollo de software?</text:p>
      <text:p text:style-name="P1">Los impedimentos que resultarían de intentar usar aplicaciones en diferentes entornos.</text:p>
      <text:p text:style-name="P1"/>
      <text:p text:style-name="P1">Características principales del Docker.</text:p>
      <text:p text:style-name="P1"/>
      <text:p text:style-name="P1">- Portabilidad: capacidad para desplegarlo en otros sistemas, ahorrándonos tener que instalar las aplicaciones que necesitaríamos.</text:p>
      <text:p text:style-name="P1">- Ligereza: Tiene un peso bajo</text:p>
      <text:p text:style-name="P1">- Autosuficiencia: El contenedor Docker contiene las librerias y archivos necesarios para funcionar, un entorno similar al de Git, permitiendo controlar cada cambio que se realiza en el.</text:p>
      <text:p text:style-name="P1"/>
      <text:p text:style-name="P1">Arquitectura básica del Docker</text:p>
      <text:p text:style-name="P1"/>
      <text:p text:style-name="P1">Arquitectura cliente-servidor, que es una <text:span text:style-name="T1">arquitectura en la que participan dos componentes: uno es el cliente que utiliza unos servicios, y otro es el servidor que proporciona esos servicios. Entre ambos se tiene que efectuar una comunicación de red</text:span> </text:p>
      <text:p text:style-name="P1">En el Docker se pueden crear imágenes, que son estados de la maquina en un determinado momento, como una foto, estas imágenes se guardan en los registros Docker.</text:p>
      <text:p text:style-name="P1">Y por último están los contenedores Docker que son creados a partir de una imagen y contienen todo lo necesario para ejecutar una aplic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s" svg:font-family="os, 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3T19:02:53.201000000</meta:creation-date>
    <dc:date>2024-04-07T11:54:00.61</dc:date>
    <meta:editing-duration>PT2H13M56S</meta:editing-duration>
    <meta:editing-cycles>11</meta:editing-cycles>
    <meta:generator>OpenOffice/4.1.14$Win32 OpenOffice.org_project/4114m1$Build-9811</meta:generator>
    <dc:creator>Daniel Ojeda Martel</dc:creator>
    <meta:document-statistic meta:table-count="0" meta:image-count="0" meta:object-count="0" meta:page-count="1" meta:paragraph-count="15" meta:word-count="247" meta:character-count="1653"/>
  </office:meta>
</office:document-meta>
</file>